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/>
          <table:table-cell office:value-type="float" office:value="51">
            <text:p>51</text:p>
          </table:table-cell>
          <table:table-cell table:formula="of:=5*([.B1]-43.32)+12" office:value-type="float" office:value="50.4">
            <text:p>50.4</text:p>
          </table:table-cell>
          <table:table-cell table:formula="of:=1083/25" office:value-type="float" office:value="43.32">
            <text:p>43.3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5*([.B2]-43.32)+12" office:value-type="float" office:value="40.4">
            <text:p>40.4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5*([.B3]-43.32)+12" office:value-type="float" office:value="25.4">
            <text:p>25.4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5*([.B4]-43.32)+12" office:value-type="float" office:value="10.4">
            <text:p>10.4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5*([.B5]-43.32)+12" office:value-type="float" office:value="15.4">
            <text:p>15.4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5*([.B6]-43.32)+12" office:value-type="float" office:value="15.4">
            <text:p>15.4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5*([.B7]-43.32)+12" office:value-type="float" office:value="10.4">
            <text:p>10.4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5*([.B8]-43.32)+12" office:value-type="float" office:value="20.4">
            <text:p>20.4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5*([.B9]-43.32)+12" office:value-type="float" office:value="15.4">
            <text:p>15.4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5*([.B10]-43.32)+12" office:value-type="float" office:value="15.4">
            <text:p>15.4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5*([.B11]-43.32)+12" office:value-type="float" office:value="30.4">
            <text:p>30.4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5*([.B12]-43.32)+12" office:value-type="float" office:value="50.4">
            <text:p>50.4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5*([.B13]-43.32)+12" office:value-type="float" office:value="40.4">
            <text:p>40.4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5*([.B14]-43.32)+12" office:value-type="float" office:value="40.4">
            <text:p>40.4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5*([.B15]-43.32)+12" office:value-type="float" office:value="35.4">
            <text:p>35.4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5*([.B16]-43.32)+12" office:value-type="float" office:value="30.4">
            <text:p>30.4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5*([.B17]-43.32)+12" office:value-type="float" office:value="15.4">
            <text:p>15.4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5*([.B18]-43.32)+12" office:value-type="float" office:value="10.4">
            <text:p>10.4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5*([.B19]-43.32)+12" office:value-type="float" office:value="0.399999999999999">
            <text:p>0.4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5*([.B20]-43.32)+12" office:value-type="float" office:value="0.399999999999999">
            <text:p>0.4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5*([.B21]-43.32)+12" office:value-type="float" office:value="10.4">
            <text:p>10.4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5*([.B22]-43.32)+12" office:value-type="float" office:value="5.4">
            <text:p>5.4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5*([.B23]-43.32)+12" office:value-type="float" office:value="10.4">
            <text:p>10.4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5*([.B24]-43.32)+12" office:value-type="float" office:value="5.4">
            <text:p>5.4</text:p>
          </table:table-cell>
          <table:table-cell/>
        </table:table-row>
        <table:table-row table:style-name="ro1">
          <table:table-cell/>
          <table:table-cell table:formula="of:=SUM([.B1:.B24])" office:value-type="float" office:value="1083">
            <text:p>1083</text:p>
          </table:table-cell>
          <table:table-cell table:formula="of:=3*([.B25]-43.32)+4" office:value-type="float" office:value="3123.04">
            <text:p>3123.0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3/14/2016</text:date>, <text:time>09:2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3-14T08:36:49.85</meta:creation-date>
    <dc:date>2016-03-14T09:29:04.14</dc:date>
    <dc:creator>James Lombardi</dc:creator>
    <meta:editing-duration>PT14M58S</meta:editing-duration>
    <meta:editing-cycles>1</meta:editing-cycles>
    <meta:document-statistic meta:table-count="3" meta:cell-count="51" meta:object-count="0"/>
    <meta:generator>OpenOffice/4.1.0$Win32 OpenOffice.org_project/410m18$Build-9764</meta:generator>
  </office:meta>
</office:document-meta>
</file>